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0.239cm" fo:break-before="auto" style:use-optimal-row-height="false"/>
    </style:style>
    <style:style style:name="ro4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2" style:family="table-cell" style:parent-style-name="Default">
      <style:table-cell-properties fo:border="0.51pt solid #000000"/>
    </style:style>
    <style:style style:name="ce3" style:family="table-cell" style:parent-style-name="Default">
      <style:table-cell-properties fo:border-bottom="0.51pt solid #000000" fo:border-left="none" fo:border-right="none" fo:border-top="0.51pt solid #000000"/>
    </style:style>
    <style:style style:name="ce4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5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gr1" style:family="graphic">
      <style:graphic-properties draw:fill="solid" draw:fill-color="#ffffff" draw:textarea-vertical-align="middle" draw:auto-grow-height="false" fo:min-height="0.75cm" fo:min-width="0.5cm" fo:wrap-option="wrap"/>
    </style:style>
    <style:style style:name="gr2" style:family="graphic">
      <style:graphic-properties draw:fill="solid" draw:fill-color="#ffcc99" draw:textarea-vertical-align="middle" draw:auto-grow-height="false" fo:min-height="0.75cm" fo:min-width="0.5cm" fo:wrap-option="wrap"/>
    </style:style>
    <style:style style:name="P1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ce2"/>
        <table:table-column table:style-name="co2" table:default-cell-style-name="ce5"/>
        <table:table-column table:style-name="co3" table:default-cell-style-name="Default"/>
        <table:table-row table:style-name="ro1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ce1"/>
          <table:table-cell table:style-name="ce3" table:number-columns-repeated="16"/>
          <table:table-cell table:style-name="ce4"/>
          <table:table-cell office:value-type="string">
            <text:p>が</text:p>
            <text:p>つ</text:p>
          </table:table-cell>
          <table:table-cell/>
        </table:table-row>
        <table:table-row table:style-name="ro2">
          <table:table-cell table:number-columns-repeated="19"/>
          <table:table-cell office:value-type="string">
            <text:p>に</text:p>
            <text:p>ち</text:p>
          </table:table-cell>
          <table:table-cell/>
        </table:table-row>
        <table:table-row table:style-name="ro2">
          <table:table-cell table:number-columns-repeated="19"/>
          <table:table-cell office:value-type="string">
            <text:p>よ</text:p>
            <text:p>う</text:p>
            <text:p>び</text:p>
          </table:table-cell>
          <table:table-cell/>
        </table:table-row>
        <table:table-row table:style-name="ro2">
          <table:table-cell table:number-columns-repeated="19"/>
          <table:table-cell office:value-type="string">
            <text:p>て</text:p>
            <text:p>ん</text:p>
            <text:p>き</text:p>
          </table:table-cell>
          <table:table-cell/>
        </table:table-row>
        <table:table-row table:style-name="ro3">
          <table:table-cell table:number-columns-repeated="19"/>
          <table:table-cell office:value-type="string">
            <text:p>ち</text:p>
            <text:p>い</text:p>
            <text:p>さ</text:p>
            <text:p>な</text:p>
            <text:p/>
            <text:p>に</text:p>
            <text:p>っ</text:p>
            <text:p>き</text:p>
            <text:p/>
            <text:p><text:span text:style-name="T1">☆</text:span></text:p>
            <text:p><text:span text:style-name="T1">で</text:span></text:p>
            <text:p><text:span text:style-name="T1">き</text:span></text:p>
            <text:p><text:span text:style-name="T1">ご</text:span></text:p>
            <text:p><text:span text:style-name="T1">と</text:span></text:p>
            <text:p><text:span text:style-name="T1">や</text:span></text:p>
            <text:p><text:span text:style-name="T1"/></text:p>
            <text:p><text:span text:style-name="T1">お</text:span></text:p>
            <text:p><text:span text:style-name="T1">も</text:span></text:p>
            <text:p><text:span text:style-name="T1">っ</text:span></text:p>
            <text:p><text:span text:style-name="T1">た</text:span></text:p>
            <text:p><text:span text:style-name="T1"/></text:p>
            <text:p><text:span text:style-name="T1">こ</text:span></text:p>
            <text:p><text:span text:style-name="T1">と</text:span></text:p>
            <text:p><text:span text:style-name="T1">を</text:span></text:p>
            <text:p><text:span text:style-name="T1"/></text:p>
            <text:p><text:span text:style-name="T1">か</text:span></text:p>
            <text:p><text:span text:style-name="T1">こ</text:span></text:p>
            <text:p><text:span text:style-name="T1">う</text:span></text:p>
            <text:p><text:span text:style-name="T1">☆</text:span><text:span text:style-name="T1">彡</text:span></text:p>
          </table:table-cell>
          <table:table-cell/>
        </table:table-row>
        <table:table-row table:style-name="ro4">
          <table:table-cell/>
          <table:table-cell>
            <draw:custom-shape table:end-cell-address="Sheet1.B7" table:end-x="1.049cm" table:end-y="1.203cm" draw:z-index="18" draw:style-name="gr1" draw:text-style-name="P1" svg:width="0.956cm" svg:height="0.956cm" svg:x="0.093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C7" table:end-x="1.058cm" table:end-y="1.203cm" draw:z-index="17" draw:style-name="gr1" draw:text-style-name="P1" svg:width="0.956cm" svg:height="0.956cm" svg:x="0.102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D7" table:end-x="1.069cm" table:end-y="1.203cm" draw:z-index="16" draw:style-name="gr1" draw:text-style-name="P1" svg:width="0.956cm" svg:height="0.956cm" svg:x="0.113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E7" table:end-x="1.079cm" table:end-y="1.203cm" draw:z-index="15" draw:style-name="gr1" draw:text-style-name="P1" svg:width="0.956cm" svg:height="0.956cm" svg:x="0.123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F7" table:end-x="1.091cm" table:end-y="1.203cm" draw:z-index="14" draw:style-name="gr1" draw:text-style-name="P1" svg:width="0.956cm" svg:height="0.956cm" svg:x="0.135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G7" table:end-x="1.102cm" table:end-y="1.203cm" draw:z-index="13" draw:style-name="gr1" draw:text-style-name="P1" svg:width="0.956cm" svg:height="0.956cm" svg:x="0.146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H7" table:end-x="1.112cm" table:end-y="1.203cm" draw:z-index="12" draw:style-name="gr1" draw:text-style-name="P1" svg:width="0.956cm" svg:height="0.956cm" svg:x="0.156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I7" table:end-x="1.123cm" table:end-y="1.203cm" draw:z-index="11" draw:style-name="gr1" draw:text-style-name="P1" svg:width="0.956cm" svg:height="0.956cm" svg:x="0.167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J7" table:end-x="1.135cm" table:end-y="1.203cm" draw:z-index="10" draw:style-name="gr1" draw:text-style-name="P1" svg:width="0.956cm" svg:height="0.956cm" svg:x="0.179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K7" table:end-x="1.144cm" table:end-y="1.203cm" draw:z-index="9" draw:style-name="gr1" draw:text-style-name="P1" svg:width="0.956cm" svg:height="0.956cm" svg:x="0.188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L7" table:end-x="1.157cm" table:end-y="1.203cm" draw:z-index="8" draw:style-name="gr1" draw:text-style-name="P1" svg:width="0.956cm" svg:height="0.956cm" svg:x="0.201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M7" table:end-x="1.167cm" table:end-y="1.203cm" draw:z-index="7" draw:style-name="gr1" draw:text-style-name="P1" svg:width="0.956cm" svg:height="0.956cm" svg:x="0.211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N7" table:end-x="1.177cm" table:end-y="1.203cm" draw:z-index="6" draw:style-name="gr1" draw:text-style-name="P1" svg:width="0.956cm" svg:height="0.956cm" svg:x="0.221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O7" table:end-x="1.189cm" table:end-y="1.203cm" draw:z-index="5" draw:style-name="gr1" draw:text-style-name="P1" svg:width="0.956cm" svg:height="0.956cm" svg:x="0.233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P7" table:end-x="1.2cm" table:end-y="1.203cm" draw:z-index="4" draw:style-name="gr1" draw:text-style-name="P1" svg:width="0.956cm" svg:height="0.956cm" svg:x="0.244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Q7" table:end-x="1.21cm" table:end-y="1.203cm" draw:z-index="3" draw:style-name="gr1" draw:text-style-name="P1" svg:width="0.956cm" svg:height="0.956cm" svg:x="0.254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R7" table:end-x="1.222cm" table:end-y="1.203cm" draw:z-index="2" draw:style-name="gr1" draw:text-style-name="P1" svg:width="0.956cm" svg:height="0.956cm" svg:x="0.266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S7" table:end-x="1.232cm" table:end-y="1.203cm" draw:z-index="1" draw:style-name="gr1" draw:text-style-name="P1" svg:width="0.956cm" svg:height="0.956cm" svg:x="0.276cm" svg:y="0.247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>
            <draw:custom-shape table:end-cell-address="Sheet1.T7" table:end-x="1.197cm" table:end-y="1.187cm" draw:z-index="0" draw:style-name="gr2" draw:text-style-name="P1" svg:width="0.956cm" svg:height="0.956cm" svg:x="0.241cm" svg:y="0.231cm">
              <text:p/>
              <draw:enhanced-geometry svg:viewBox="0 0 21600 21600" draw:path-stretchpoint-x="10800" draw:path-stretchpoint-y="10800" draw:text-areas="?f24 ?f26 ?f25 ?f27" draw:type="col-60da8460" draw:modifiers="5710.34482758621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  <draw:equation draw:name="f0" draw:formula="10800/cos(pi/8)"/>
                <draw:equation draw:name="f1" draw:formula="?f0*sin(pi/8)"/>
                <draw:equation draw:name="f2" draw:formula="left"/>
                <draw:equation draw:name="f3" draw:formula="right"/>
                <draw:equation draw:name="f4" draw:formula="(right-10800)+?f1"/>
                <draw:equation draw:name="f5" draw:formula="(left+10800)-?f1"/>
                <draw:equation draw:name="f6" draw:formula="top"/>
                <draw:equation draw:name="f7" draw:formula="bottom"/>
                <draw:equation draw:name="f8" draw:formula="(bottom-10800)+?f1"/>
                <draw:equation draw:name="f9" draw:formula="(top+10800)-?f1"/>
                <draw:equation draw:name="f10" draw:formula="(10800-$0)/cos(pi/8)"/>
                <draw:equation draw:name="f11" draw:formula="?f10*sin(pi/8)"/>
                <draw:equation draw:name="f12" draw:formula="$0"/>
                <draw:equation draw:name="f13" draw:formula="right-$0"/>
                <draw:equation draw:name="f14" draw:formula="(right-10800)+?f11"/>
                <draw:equation draw:name="f15" draw:formula="(left+10800)-?f11"/>
                <draw:equation draw:name="f16" draw:formula="top+$0"/>
                <draw:equation draw:name="f17" draw:formula="bottom-$0"/>
                <draw:equation draw:name="f18" draw:formula="(bottom-10800)+?f11"/>
                <draw:equation draw:name="f19" draw:formula="(top+10800)-?f11"/>
                <draw:equation draw:name="f20" draw:formula="*sqrt(2)/2"/>
                <draw:equation draw:name="f21" draw:formula="((top-bottom)/2-2*$0)*sqrt(2)/2"/>
                <draw:equation draw:name="f22" draw:formula="?f12+(?f15-?f12)/2"/>
                <draw:equation draw:name="f23" draw:formula="?f16+(?f19-?f16)/2"/>
                <draw:equation draw:name="f24" draw:formula="left+?f22"/>
                <draw:equation draw:name="f25" draw:formula="right-?f22"/>
                <draw:equation draw:name="f26" draw:formula="top+?f23"/>
                <draw:equation draw:name="f27" draw:formula="bottom-?f23"/>
                <draw:handle draw:handle-position="$0 10800" draw:handle-range-x-minimum="0" draw:handle-range-x-maximum="10800"/>
              </draw:enhanced-geometry>
            </draw:custom-shape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2015/08/18</text:date>, <text:time>21:0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20:56:22.96</meta:creation-date>
    <dc:date>2015-08-18T21:07:59.64</dc:date>
    <meta:editing-duration>PT11M45S</meta:editing-duration>
    <meta:editing-cycles>3</meta:editing-cycles>
    <meta:generator>LibreOffice/3.4$Win32 LibreOffice_project/340m1$Build-203</meta:generator>
    <meta:print-date>2015-08-18T21:07:56.29</meta:print-date>
    <meta:document-statistic meta:table-count="3" meta:cell-count="5" meta:object-count="19"/>
  </office:meta>
</office:document-meta>
</file>